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font-size="12pt" style:font-size-asian="12pt" style:font-size-complex="12pt"/>
    </style:style>
    <style:style style:name="P3" style:family="paragraph" style:parent-style-name="List_20_Paragraph" style:list-style-name="WWNum1">
      <style:text-properties officeooo:rsid="000bc2dc" officeooo:paragraph-rsid="000bc2dc"/>
    </style:style>
    <style:style style:name="P4" style:family="paragraph" style:parent-style-name="List_20_Paragraph" style:list-style-name="WWNum1">
      <style:paragraph-properties fo:break-before="page"/>
    </style:style>
    <style:style style:name="P5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paragraph-rsid="000d0854"/>
    </style:style>
    <style:style style:name="P6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rsid="000bc2dc" officeooo:paragraph-rsid="000bc2dc"/>
    </style:style>
    <style:style style:name="P7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rsid="000d0854" officeooo:paragraph-rsid="000d0854"/>
    </style:style>
    <style:style style:name="P8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0854" officeooo:paragraph-rsid="000d0854" style:font-size-asian="12pt" style:font-name-complex="Arial" style:font-size-complex="12pt"/>
    </style:style>
    <style:style style:name="P9" style:family="paragraph" style:parent-style-name="List_20_Paragraph">
      <style:paragraph-properties fo:margin-left="0.75in" fo:margin-right="0in" fo:margin-top="0in" fo:margin-bottom="0in" loext:contextual-spacing="true" fo:line-height="100%" fo:text-indent="0in" style:auto-text-indent="false">
        <style:tab-stops>
          <style:tab-stop style:position="0.8126in"/>
        </style:tab-stops>
      </style:paragraph-properties>
      <style:text-properties fo:color="#000000" fo:font-size="12pt" style:font-size-asian="12pt" style:font-name-complex="Arial" style:font-size-complex="12pt"/>
    </style:style>
    <style:style style:name="P10" style:family="paragraph" style:parent-style-name="List_20_Paragraph">
      <style:paragraph-properties fo:margin-left="1.5in" fo:margin-right="0in" fo:text-indent="0in" style:auto-text-indent="false"/>
      <style:text-properties fo:color="#000000" fo:font-size="12pt" style:font-size-asian="12pt" style:font-name-complex="Arial" style:font-size-complex="12pt"/>
    </style:style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List_20_Paragraph">
      <style:paragraph-properties fo:margin-left="0in" fo:margin-right="0in" fo:text-indent="0in" style:auto-text-indent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ize="12pt" officeooo:rsid="000acd6d" officeooo:paragraph-rsid="000acd6d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rsid="00091319" officeooo:paragraph-rsid="00091319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0.8126in"/>
        </style:tab-stops>
      </style:paragraph-properties>
      <style:text-properties fo:color="#000000" fo:font-size="12pt" style:font-size-asian="12pt" style:font-name-complex="Arial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91319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1319" style:font-size-asian="12pt" style:font-size-complex="12pt"/>
    </style:style>
    <style:style style:name="T5" style:family="text">
      <style:text-properties fo:font-size="12pt" officeooo:rsid="000acd6d" style:font-size-asian="12pt" style:font-size-complex="12pt"/>
    </style:style>
    <style:style style:name="T6" style:family="text">
      <style:text-properties fo:font-size="12pt" officeooo:rsid="000bc2dc" style:font-size-asian="12pt" style:font-size-complex="12pt"/>
    </style:style>
    <style:style style:name="T7" style:family="text">
      <style:text-properties fo:font-size="12pt" officeooo:rsid="000d0854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color="#000000" fo:font-size="12pt" style:font-size-asian="12pt" style:font-name-complex="Arial" style:font-size-complex="12pt"/>
    </style:style>
    <style:style style:name="T10" style:family="text">
      <style:text-properties fo:color="#000000" fo:font-size="12pt" officeooo:rsid="000d0854" style:font-size-asian="12pt" style:font-name-complex="Arial" style:font-size-complex="12pt"/>
    </style:style>
    <style:style style:name="T11" style:family="text">
      <style:text-properties officeooo:rsid="000d0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Usability Test: </text:span><text:span text:style-name="T2">Knight Bites</text:span></text:p>
      <text:p text:style-name="P16"><text:span text:style-name="T4">Fall</text:span><text:span text:style-name="T3">, 20</text:span><text:span text:style-name="T4">21</text:span></text:p>
      <text:p text:style-name="P18"><text:span text:style-name="T3">Aayam Shrestha, Anjana Sainju, Charles Duimstra, and Ifeanyi Onyeanakwe</text:span></text:p>
      <text:p text:style-name="P17"/>
      <text:p text:style-name="P17"/>
      <text:p text:style-name="Standard"><text:span text:style-name="T8">Introduction</text:span></text:p>
      <text:p text:style-name="Standard"><text:span text:style-name="T3">Thank you for agreeing to do this usability test for the </text:span><text:span text:style-name="T4">Knight Bites App</text:span><text:span text:style-name="T3"> <text:s/></text:span><text:span text:style-name="T4">Our team</text:span><text:span text:style-name="T3"> would like to see first-hand what it’s like for real people to use the </text:span><text:span text:style-name="T5">app</text:span><text:span text:style-name="T3">, which we hope will </text:span><text:span text:style-name="T5">allow </text:span><text:span text:style-name="T3">us improve the </text:span><text:span text:style-name="T5">app</text:span><text:span text:style-name="T3">. <text:s/></text:span></text:p>
      <text:p text:style-name="Standard"><text:span text:style-name="T3">We’re testing the </text:span><text:span text:style-name="T5">app</text:span><text:span text:style-name="T3">, not you. <text:s/>You can’t do anything wrong here. <text:s/>We want to hear exactly what you think about the site. <text:s/>Be honest and don’t worry about hurting our feelings. <text:s/>That will help us find problems that exist and will help us fix them.</text:span></text:p>
      <text:p text:style-name="Standard"><text:span text:style-name="T3">For the test, we’ll ask you to do certain tasks and we’d like you to think out loud while you’re doing them. <text:s/>If you have questions, just ask. <text:s/>If you have comments, go ahead and say them. <text:s/>We’ll record your comments, but won’t make them public. <text:s/>If, for any reason, you’d like to quit this test, then just say so.</text:span></text:p>
      <text:p text:style-name="P14"/>
      <text:p text:style-name="Standard"><text:span text:style-name="T8">Background Questions</text:span></text:p>
      <text:p text:style-name="Standard"><text:span text:style-name="T3">We presume that you’re a C</text:span><text:span text:style-name="T5">alvin Student who regularly eats.</text:span></text:p>
      <text:p text:style-name="P15">How frequently do you eat at restaurants or off-campus? How often do you want to?</text:p>
      <text:p text:style-name="Standard"><text:span text:style-name="T3">Before we begin, do you have any questions for me?</text:span></text:p>
      <text:p text:style-name="P14"><text:bookmark text:name="_GoBack"/></text:p>
      <text:p text:style-name="Standard"><text:span text:style-name="T8">The Test</text:span></text:p>
      <text:list xml:id="list517414702" text:style-name="WWNum1">
        <text:list-item>
          <text:p text:style-name="P1"><text:span text:style-name="T3">Reactions to the </text:span><text:span text:style-name="T6">login page – What buttons do you notice? Does anything seem weird? Does it catch your attention?</text:span></text:p>
        </text:list-item>
        <text:list-item>
          <text:p text:style-name="P3"><text:span text:style-name="T6">L</text:span><text:span text:style-name="T3">ogin – Log in to the page using dummy credentials. </text:span></text:p>
        </text:list-item>
      </text:list>
      <text:p text:style-name="P14"/>
      <text:list xml:id="list215453616722126" text:continue-numbering="true" text:style-name="WWNum1">
        <text:list-item>
          <text:p text:style-name="P4"><text:span text:style-name="T9">General tasks - </text:span><text:span text:style-name="T3">I’ll ask you to do some of the following tasks, depending upon how much time we have together:</text:span></text:p>
        </text:list-item>
      </text:list>
      <text:p text:style-name="P2"/>
      <text:list xml:id="list4060895886" text:style-name="WWNum3">
        <text:list-item>
          <text:p text:style-name="P6"><text:span text:style-name="T9">Take a look at the post screen. Is it clear what is going on? Do you </text:span><text:span text:style-name="T10">notice anything right away?</text:span></text:p>
        </text:list-item>
      </text:list>
      <text:p text:style-name="P9"/>
      <text:list xml:id="list215453041778813" text:continue-numbering="true" text:style-name="WWNum3">
        <text:list-item>
          <text:p text:style-name="P7"><text:span text:style-name="T9">Try to get more details about a post. Try to see if you can find more details about the user that posted it.</text:span></text:p>
        </text:list-item>
      </text:list>
      <text:p text:style-name="P10"/>
      <text:list xml:id="list215453806094537" text:continue-numbering="true" text:style-name="WWNum3">
        <text:list-item>
          <text:p text:style-name="P5"><text:span text:style-name="T10">Try creating a post. Now delete that post.<text:line-break/></text:span></text:p>
        </text:list-item>
        <text:list-item>
          <text:p text:style-name="P8">Try to “sign up” for an event</text:p>
        </text:list-item>
      </text:list>
      <text:p text:style-name="P20"/>
      <text:p text:style-name="P11"/>
      <text:p text:style-name="P2"/>
      <text:list xml:id="list215452869358242" text:continue-list="list215453616722126" text:style-name="WWNum1">
        <text:list-item>
          <text:p text:style-name="P1"><text:span text:style-name="T9">Final observations – Do you have any final observations on the </text:span><text:span text:style-name="T10">app</text:span><text:span text:style-name="T9">? Would you consider using it?</text:span></text:p>
        </text:list-item>
      </text:list>
      <text:p text:style-name="P2"/>
      <text:p text:style-name="P11"><text:span text:style-name="T8">Thanks</text:span></text:p>
      <text:p text:style-name="P12"/>
      <text:p text:style-name="P11"><text:span text:style-name="T3">Many thanks for your willingness to help us test the </text:span><text:span text:style-name="T7">Knight Bites App</text:span><text:span text:style-name="T3">. <text:s/>The </text:span><text:span text:style-name="T7">app</text:span><text:span text:style-name="T3"> is </text:span><text:span text:style-name="T7">completely</text:span><text:span text:style-name="T3"> new, so we appreciate your help in fixing it up.</text:span></text:p>
      <text:p text:style-name="P12"/>
      <text:p text:style-name="P11"><text:span text:style-name="T3">We’ll contact you soon with a summary of what we found and how we hope to use it to improve the </text:span><text:span text:style-name="T7">app</text:span><text:span text:style-name="T3">. <text:s/>We’ll keep the data from </text:span><text:span text:style-name="T7">this</text:span><text:span text:style-name="T3"> individual session privat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formation Technology</meta:initial-creator>
    <meta:editing-cycles>7</meta:editing-cycles>
    <meta:print-date>2007-11-26T15:55:00</meta:print-date>
    <meta:creation-date>2008-05-01T13:04:00</meta:creation-date>
    <dc:date>2021-11-18T21:54:52.454982934</dc:date>
    <meta:editing-duration>PT16M25S</meta:editing-duration>
    <meta:generator>LibreOffice/6.4.7.2$Linux_X86_64 LibreOffice_project/40$Build-2</meta:generator>
    <meta:document-statistic meta:table-count="0" meta:image-count="0" meta:object-count="0" meta:page-count="2" meta:paragraph-count="23" meta:word-count="391" meta:character-count="2077" meta:non-whitespace-character-count="1699"/>
    <meta:user-defined meta:name="AppVersion">15.0000</meta:user-defined>
    <meta:user-defined meta:name="Company">Calvin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